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36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d4a6" officeooo:paragraph-rsid="001bd4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1bd4a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176793" officeooo:paragraph-rsid="00176793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187d33" officeooo:paragraph-rsid="00187d33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fee08" officeooo:paragraph-rsid="001fee08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1bd4a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1b027b" officeooo:paragraph-rsid="001b027b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bd4a6" officeooo:paragraph-rsid="001bd4a6" style:font-weight-asian="normal" style:font-weight-complex="normal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55682" officeooo:paragraph-rsid="00155682" style:font-size-asian="10pt" style:font-size-complex="10pt"/>
    </style:style>
    <style:style style:name="P23" style:family="paragraph" style:parent-style-name="Table_20_Contents">
      <style:text-properties fo:font-size="10pt" officeooo:rsid="00169b81" officeooo:paragraph-rsid="00169b81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1273d0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13b178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1b027b" officeooo:paragraph-rsid="0021509f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rsid="0021509f" officeooo:paragraph-rsid="0021509f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21509f" officeooo:paragraph-rsid="0023294d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26720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paragraph-rsid="001b027b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bfa2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0f4c44"/>
    </style:style>
    <style:style style:name="T7" style:family="text">
      <style:text-properties officeooo:rsid="00110619"/>
    </style:style>
    <style:style style:name="T8" style:family="text">
      <style:text-properties officeooo:rsid="0011f2af"/>
    </style:style>
    <style:style style:name="T9" style:family="text">
      <style:text-properties officeooo:rsid="0013b178"/>
    </style:style>
    <style:style style:name="T10" style:family="text">
      <style:text-properties officeooo:rsid="00155682"/>
    </style:style>
    <style:style style:name="T11" style:family="text">
      <style:text-properties officeooo:rsid="00176793"/>
    </style:style>
    <style:style style:name="T12" style:family="text">
      <style:text-properties officeooo:rsid="001b027b"/>
    </style:style>
    <style:style style:name="T13" style:family="text">
      <style:text-properties fo:font-weight="normal" officeooo:rsid="001bd4a6" style:font-weight-asian="normal" style:font-weight-complex="normal"/>
    </style:style>
    <style:style style:name="T14" style:family="text">
      <style:text-properties fo:font-weight="normal" officeooo:rsid="001d0dec" style:font-weight-asian="normal" style:font-weight-complex="normal"/>
    </style:style>
    <style:style style:name="T15" style:family="text">
      <style:text-properties officeooo:rsid="001cf053"/>
    </style:style>
    <style:style style:name="T16" style:family="text">
      <style:text-properties officeooo:rsid="0021509f"/>
    </style:style>
    <style:style style:name="T17" style:family="text">
      <style:text-properties officeooo:rsid="0024c3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Superboard II </text:span><text:span text:style-name="T1">Quick Reference</text:span></text:p>
      <text:p text:style-name="P5">For the <text:span text:style-name="T8">Briel Computers Superboard ///</text:span></text:p>
      <text:p text:style-name="P1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10"><text:span text:style-name="T6">29</text:span>-<text:span text:style-name="T7">Jan</text:span>-201<text:span text:style-name="T7">5</text:span>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5">General Specifications</text:p>
          </table:table-cell>
          <table:covered-table-cell/>
        </table:table-row>
        <table:table-row>
          <table:table-cell table:style-name="Table3.A2" office:value-type="string">
            <text:p text:style-name="P16">CPU</text:p>
          </table:table-cell>
          <table:table-cell table:style-name="Table3.B2" office:value-type="string">
            <text:p text:style-name="P8">65C02</text:p>
          </table:table-cell>
        </table:table-row>
        <table:table-row>
          <table:table-cell table:style-name="Table3.A2" office:value-type="string">
            <text:p text:style-name="P16">Clock Speed</text:p>
          </table:table-cell>
          <table:table-cell table:style-name="Table3.B2" office:value-type="string">
            <text:p text:style-name="P8">1 MHz</text:p>
          </table:table-cell>
        </table:table-row>
        <table:table-row>
          <table:table-cell table:style-name="Table3.A2" office:value-type="string">
            <text:p text:style-name="P16">RAM</text:p>
          </table:table-cell>
          <table:table-cell table:style-name="Table3.B2" office:value-type="string">
            <text:p text:style-name="P8">32KB</text:p>
          </table:table-cell>
        </table:table-row>
        <table:table-row>
          <table:table-cell table:style-name="Table3.A2" office:value-type="string">
            <text:p text:style-name="P16">ROM</text:p>
          </table:table-cell>
          <table:table-cell table:style-name="Table3.B2" office:value-type="string">
            <text:p text:style-name="P8"><text:span text:style-name="T8">10</text:span>KB</text:p>
          </table:table-cell>
        </table:table-row>
        <table:table-row>
          <table:table-cell table:style-name="Table3.A2" office:value-type="string">
            <text:p text:style-name="P16">Keyboard</text:p>
          </table:table-cell>
          <table:table-cell table:style-name="Table3.B2" office:value-type="string">
            <text:p text:style-name="P24">Integral 53-key</text:p>
          </table:table-cell>
        </table:table-row>
        <table:table-row>
          <table:table-cell table:style-name="Table3.A2" office:value-type="string">
            <text:p text:style-name="P16">Video</text:p>
          </table:table-cell>
          <table:table-cell table:style-name="Table3.B2" office:value-type="string">
            <text:p text:style-name="P8">Composite</text:p>
          </table:table-cell>
        </table:table-row>
        <table:table-row>
          <table:table-cell table:style-name="Table3.A2" office:value-type="string">
            <text:p text:style-name="P16">Power Input</text:p>
          </table:table-cell>
          <table:table-cell table:style-name="Table3.B2" office:value-type="string">
            <text:p text:style-name="P25">USB 5V host or power supply 1000mA or more</text:p>
          </table:table-cell>
        </table:table-row>
        <table:table-row>
          <table:table-cell table:style-name="Table3.A2" office:value-type="string">
            <text:p text:style-name="P16">Serial Port Settings</text:p>
          </table:table-cell>
          <table:table-cell table:style-name="Table3.B2" office:value-type="string">
            <text:p text:style-name="P8"><text:span text:style-name="T9">96</text:span>00 bps 8N1, no handshaking, no flow control</text:p>
          </table:table-cell>
        </table:table-row>
      </table:table>
      <text:p text:style-name="P2"/>
      <text:p text:style-name="P4">Memory Map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Address Range</text:p>
          </table:table-cell>
          <table:table-cell table:style-name="Table5.B1" office:value-type="string">
            <text:p text:style-name="P20">Comments</text:p>
          </table:table-cell>
        </table:table-row>
        <table:table-row>
          <table:table-cell table:style-name="Table5.A2" office:value-type="string">
            <text:p text:style-name="P21">$0000 - $00FF</text:p>
          </table:table-cell>
          <table:table-cell table:style-name="Table5.B2" office:value-type="string">
            <text:p text:style-name="P21">Zero page RAM</text:p>
          </table:table-cell>
        </table:table-row>
        <table:table-row>
          <table:table-cell table:style-name="Table5.A2" office:value-type="string">
            <text:p text:style-name="P21">$0100 - $01FF</text:p>
          </table:table-cell>
          <table:table-cell table:style-name="Table5.B2" office:value-type="string">
            <text:p text:style-name="P21">Stack RAM</text:p>
          </table:table-cell>
        </table:table-row>
        <table:table-row>
          <table:table-cell table:style-name="Table5.A2" office:value-type="string">
            <text:p text:style-name="P21">$0000 - $7FFF</text:p>
          </table:table-cell>
          <table:table-cell table:style-name="Table5.B2" office:value-type="string">
            <text:p text:style-name="P21">RAM <text:span text:style-name="T10">(32K Superboard ///)</text:span></text:p>
          </table:table-cell>
        </table:table-row>
        <table:table-row>
          <table:table-cell table:style-name="Table5.A2" office:value-type="string">
            <text:p text:style-name="P21">$<text:span text:style-name="T10">A</text:span>000 - $<text:span text:style-name="T10">B</text:span>FFF</text:p>
          </table:table-cell>
          <table:table-cell table:style-name="Table5.B2" office:value-type="string">
            <text:p text:style-name="P22">ROM (BASIC)</text:p>
          </table:table-cell>
        </table:table-row>
        <table:table-row>
          <table:table-cell table:style-name="Table5.A2" office:value-type="string">
            <text:p text:style-name="P21">$<text:span text:style-name="T10">D085</text:span> - $<text:span text:style-name="T10">D39D</text:span></text:p>
          </table:table-cell>
          <table:table-cell table:style-name="Table5.B2" office:value-type="string">
            <text:p text:style-name="P22">Video memory (25x25 mode)</text:p>
          </table:table-cell>
        </table:table-row>
        <table:table-row>
          <table:table-cell table:style-name="Table5.A2" office:value-type="string">
            <text:p text:style-name="P21">$<text:span text:style-name="T10">D080</text:span> - $<text:span text:style-name="T10">D3</text:span>FF</text:p>
          </table:table-cell>
          <table:table-cell table:style-name="Table5.B2" office:value-type="string">
            <text:p text:style-name="P22">Video memory (32x28 mode)</text:p>
          </table:table-cell>
        </table:table-row>
        <table:table-row>
          <table:table-cell table:style-name="Table5.A2" office:value-type="string">
            <text:p text:style-name="P21">$<text:span text:style-name="T10">D</text:span>F00</text:p>
          </table:table-cell>
          <table:table-cell table:style-name="Table5.B2" office:value-type="string">
            <text:p text:style-name="P22">Keyboard</text:p>
          </table:table-cell>
        </table:table-row>
        <table:table-row>
          <table:table-cell table:style-name="Table5.A2" office:value-type="string">
            <text:p text:style-name="P23">$FF00-$F001</text:p>
          </table:table-cell>
          <table:table-cell table:style-name="Table5.B2" office:value-type="string">
            <text:p text:style-name="P23">6850 ACIA</text:p>
          </table:table-cell>
        </table:table-row>
        <table:table-row>
          <table:table-cell table:style-name="Table5.A2" office:value-type="string">
            <text:p text:style-name="P23">$F800-$FFFF</text:p>
          </table:table-cell>
          <table:table-cell table:style-name="Table5.B2" office:value-type="string">
            <text:p text:style-name="P23">ROM (OSI routines and monitor)</text:p>
          </table:table-cell>
        </table:table-row>
      </table:table>
      <text:p text:style-name="P2"/>
      <text:p text:style-name="P4">Useful Addresses</text:p>
      <text:p text:style-name="P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6">Description</text:p>
          </table:table-cell>
          <table:table-cell table:style-name="Table4.A1" office:value-type="string">
            <text:p text:style-name="P16">Hex</text:p>
          </table:table-cell>
          <table:table-cell table:style-name="Table4.C1" office:value-type="string">
            <text:p text:style-name="P16">Decimal</text:p>
          </table:table-cell>
        </table:table-row>
        <table:table-row>
          <table:table-cell table:style-name="Table4.A2" office:value-type="string">
            <text:p text:style-name="P12">NMI address</text:p>
          </table:table-cell>
          <table:table-cell table:style-name="Table4.A2" office:value-type="string">
            <text:p text:style-name="P12">$0100</text:p>
          </table:table-cell>
          <table:table-cell table:style-name="Table4.C2" office:value-type="string">
            <text:p text:style-name="P14">256</text:p>
          </table:table-cell>
        </table:table-row>
        <table:table-row>
          <table:table-cell table:style-name="Table4.A2" office:value-type="string">
            <text:p text:style-name="P12">IRQ address</text:p>
          </table:table-cell>
          <table:table-cell table:style-name="Table4.A2" office:value-type="string">
            <text:p text:style-name="P12">$01C0</text:p>
          </table:table-cell>
          <table:table-cell table:style-name="Table4.C2" office:value-type="string">
            <text:p text:style-name="P14">448</text:p>
          </table:table-cell>
        </table:table-row>
        <table:table-row>
          <table:table-cell table:style-name="Table4.A2" office:value-type="string">
            <text:p text:style-name="P12">Keyboard (write row, read column)</text:p>
          </table:table-cell>
          <table:table-cell table:style-name="Table4.A2" office:value-type="string">
            <text:p text:style-name="P12">$DF00</text:p>
          </table:table-cell>
          <table:table-cell table:style-name="Table4.C2" office:value-type="string">
            <text:p text:style-name="P14">57088</text:p>
          </table:table-cell>
        </table:table-row>
        <table:table-row>
          <table:table-cell table:style-name="Table4.A2" office:value-type="string">
            <text:p text:style-name="P12">6850 ACIA status/control register</text:p>
          </table:table-cell>
          <table:table-cell table:style-name="Table4.A2" office:value-type="string">
            <text:p text:style-name="P12">$F000</text:p>
          </table:table-cell>
          <table:table-cell table:style-name="Table4.C2" office:value-type="string">
            <text:p text:style-name="P14">61440</text:p>
          </table:table-cell>
        </table:table-row>
        <table:table-row>
          <table:table-cell table:style-name="Table4.A2" office:value-type="string">
            <text:p text:style-name="P12">6850 ACIA data register</text:p>
          </table:table-cell>
          <table:table-cell table:style-name="Table4.A2" office:value-type="string">
            <text:p text:style-name="P12">$F001</text:p>
          </table:table-cell>
          <table:table-cell table:style-name="Table4.C2" office:value-type="string">
            <text:p text:style-name="P14">61441</text:p>
          </table:table-cell>
        </table:table-row>
        <table:table-row>
          <table:table-cell table:style-name="Table4.A2" office:value-type="string">
            <text:p text:style-name="P12">Reset <text:s/>address</text:p>
          </table:table-cell>
          <table:table-cell table:style-name="Table4.A2" office:value-type="string">
            <text:p text:style-name="P12">$FF00</text:p>
          </table:table-cell>
          <table:table-cell table:style-name="Table4.C2" office:value-type="string">
            <text:p text:style-name="P14">65280</text:p>
          </table:table-cell>
        </table:table-row>
        <table:table-row>
          <table:table-cell table:style-name="Table4.A2" office:value-type="string">
            <text:p text:style-name="P11">NMI vector</text:p>
          </table:table-cell>
          <table:table-cell table:style-name="Table4.A2" office:value-type="string">
            <text:p text:style-name="P8">$F<text:span text:style-name="T11">FFA,$FFFC</text:span></text:p>
          </table:table-cell>
          <table:table-cell table:style-name="Table4.C2" office:value-type="string">
            <text:p text:style-name="P14">65530,65531</text:p>
          </table:table-cell>
        </table:table-row>
        <table:table-row>
          <table:table-cell table:style-name="Table4.A2" office:value-type="string">
            <text:p text:style-name="P11">Reset vector</text:p>
          </table:table-cell>
          <table:table-cell table:style-name="Table4.A2" office:value-type="string">
            <text:p text:style-name="P8">$F<text:span text:style-name="T11">FFC,$FFFD</text:span> </text:p>
          </table:table-cell>
          <table:table-cell table:style-name="Table4.C2" office:value-type="string">
            <text:p text:style-name="P14">65532,65533</text:p>
          </table:table-cell>
        </table:table-row>
        <table:table-row>
          <table:table-cell table:style-name="Table4.A2" office:value-type="string">
            <text:p text:style-name="P11">IRQ vector</text:p>
          </table:table-cell>
          <table:table-cell table:style-name="Table4.A2" office:value-type="string">
            <text:p text:style-name="P8">$F<text:span text:style-name="T11">FFE,$FFFF</text:span></text:p>
          </table:table-cell>
          <table:table-cell table:style-name="Table4.C2" office:value-type="string">
            <text:p text:style-name="P14">65534,65535</text:p>
          </table:table-cell>
        </table:table-row>
      </table:table>
      <text:p text:style-name="P4"/>
      <text:p text:style-name="P2"/>
      <text:p text:style-name="P2"><text:soft-page-break/><text:span text:style-name="T4">ROM</text:span><text:span text:style-name="T3"> Monitor </text:span><text:span text:style-name="T4">Commands</text:span></text:p>
      <text:p text:style-name="P3"/>
      <text:p text:style-name="P13">Display: <text:s/><text:span text:style-name="T2">AAAA <text:s/>DD</text:span></text:p>
      <text:p text:style-name="P13"/>
      <text:p text:style-name="P13">In address mode, enter 4 character hex address. In data mode, enter 2 character hex data.</text:p>
      <text:p text:style-name="P13"/>
      <text:p text:style-name="P13">"/" enters data mode.</text:p>
      <text:p text:style-name="P13">"." enters address mode.</text:p>
      <text:p text:style-name="P13">&lt;Return&gt; (in data mode) advances to next address.</text:p>
      <text:p text:style-name="P13">"L" (in address mode) loads from cassette tape/serial port.</text:p>
      <text:p text:style-name="P13">"G" (in address mode) starts execution from current address mode.</text:p>
      <text:p text:style-name="P18"/>
      <text:p text:style-name="P4"><text:span text:style-name="T12">Microsoft</text:span> BASIC</text:p>
      <text:p text:style-name="P2"/>
      <text:p text:style-name="P27"><text:span text:style-name="T16">Commands: CONT, LIST, NEW, NULL, RUN</text:span></text:p>
      <text:p text:style-name="P27"/>
      <text:p text:style-name="P27"><text:span text:style-name="T16">Statements</text:span>: CLEAR, DATA, DEF, DIM, END, FN, FOR, GOSUB, GOTO, IF, INPUT, <text:span text:style-name="T17">L</text:span>ET, LOAD, NEXT, NOT, NULL, ON, OR, POKE, PRINT, READ, REM, RESTORE, RETURN, SAVE, STEP, STOP, <text:s/>THEN, TO, WAIT, ?</text:p>
      <text:p text:style-name="P13"/>
      <text:p text:style-name="P29">Functions: <text:span text:style-name="T12">ABS(), ASC(), ATN(), CHR$(), COS(), EXP(), FRE(), INT(), LEFT$(), LEN(), LOG(), MID$(), PEEK(), POS(), RIGHT$(), RND(), SGN(), SIN(), SPC(), SQR(), STR$(), TAB(), TAN(), USR(), VAL()</text:span></text:p>
      <text:p text:style-name="P28"/>
      <text:p text:style-name="P28">Operators: +, -, *, /, ^, NOT, AND, OR, =, &lt;, &gt;, &lt;&gt;, &gt;=, &lt;=</text:p>
      <text:p text:style-name="P28"/>
      <text:p text:style-name="P13">Editing:</text:p>
      <text:p text:style-name="P13"/>
      <text:p text:style-name="P13">&lt;Shift&gt;+O<text:tab/>Erase last character</text:p>
      <text:p text:style-name="P13">&lt;Shift&gt;+P<text:tab/>Erase current line</text:p>
      <text:p text:style-name="P13">&lt;Control&gt;+C<text:tab/>Interrupt running program or LIST command.</text:p>
      <text:p text:style-name="P13">&lt;Control&gt;+O <text:tab/>Suspend output until ano</text:p>
      <text:p text:style-name="P31"/>
      <text:p text:style-name="P6">Boot prompt:</text:p>
      <text:p text:style-name="P19"/>
      <text:p text:style-name="P17">D/C/W/M ?_</text:p>
      <text:p text:style-name="P17">| <text:s text:c="3"/>| <text:s text:c="3"/>| <text:s text:c="3"/>+--&gt; ROM Monitor</text:p>
      <text:p text:style-name="P17">| <text:s text:c="3"/>| <text:s text:c="3"/>+-----&gt; Warm start (does not clear any BASIC program)</text:p>
      <text:p text:style-name="P30">| <text:s text:c="3"/>+---------&gt; Cold start (clears any BASIC program)</text:p>
      <text:p text:style-name="P17">+------------&gt; Disk boot (requires disk controller)</text:p>
      <text:p text:style-name="P17"/>
      <text:p text:style-name="P17">Default video is 25 chars x 25 lines. Power on with <text:span text:style-name="T15">BREAK</text:span> key down to get 32 chars x 28 lines.</text:p>
      <text:p text:style-name="P17"/>
      <text:p text:style-name="P9"><text:span text:style-name="T13">Serial Port protocol: 9600 bps, 8N1, no flow control or hardware handshaking. </text:span><text:span text:style-name="T14">For BASIC, use </text:span><text:span text:style-name="T13">50ms char delay, 200ms line del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1-29T12:06:03.250847652</dc:date>
    <meta:editing-duration>PT7H5M37S</meta:editing-duration>
    <meta:editing-cycles>66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2" meta:paragraph-count="99" meta:word-count="394" meta:character-count="2365" meta:non-whitespace-character-count="2050"/>
  </office:meta>
</office:document-meta>
</file>